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58c81ebb89496d7e8000215ca70c56a" style:family="table-column">
      <style:table-column-properties fo:break-before="auto" style:use-optimal-column-width="false" style:column-width="6cm"/>
    </style:style>
    <style:style style:name="odsStyleTableColumn-ba0f4555b4e698d51a2ff2173bea305e" style:family="table-column">
      <style:table-column-properties fo:break-before="auto" style:use-optimal-column-width="false" style:column-width="5cm"/>
    </style:style>
    <style:style style:name="odsStyleTableColumn-b9076497b86d7159854c79d91a945a32" style:family="table-column">
      <style:table-column-properties fo:break-before="auto" style:use-optimal-column-width="false" style:column-width="3cm"/>
    </style:style>
    <style:style style:name="odsStyleTableCell-7aec8f0f47a1921205c28a05da2cd35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c51d8e1a8a12b91970eb2730e5cccd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7590cd7423f48a17e3c1ea3c0b9b5c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8cb8d6253c994051349d831b0a3a04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6a0f3a8140879e66d21a44ffdcccfe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d621c94ba77ccd478e8d768a39135e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58c81ebb89496d7e8000215ca70c56a" table:default-cell-style-name="Default"/>
        <table:table-column table:style-name="odsStyleTableColumn-ba0f4555b4e698d51a2ff2173bea305e" table:default-cell-style-name="Default"/>
        <table:table-column table:style-name="odsStyleTableColumn-b9076497b86d7159854c79d91a945a32" table:default-cell-style-name="Default"/>
        <table:table-column table:style-name="odsStyleTableColumn-b9076497b86d7159854c79d91a945a32" table:default-cell-style-name="Default"/>
        <table:table-column table:style-name="odsStyleTableColumn-b9076497b86d7159854c79d91a945a3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aec8f0f47a1921205c28a05da2cd35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c51d8e1a8a12b91970eb2730e5cccd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c51d8e1a8a12b91970eb2730e5cccd3" table:number-columns-spanned="5" table:number-rows-spanned="1" office:value-type="string">
            <text:p>TABLA No. 81-24</text:p>
          </table:table-cell>
          <table:covered-table-cell table:number-columns-repeated="4"/>
        </table:table-row>
        <table:table-row table:style-name="ro1">
          <table:table-cell table:style-name="odsStyleTableCell-8c51d8e1a8a12b91970eb2730e5cccd3" table:number-columns-spanned="5" table:number-rows-spanned="1" office:value-type="string">
            <text:p>TABLA DE COTIZACIONES DEL 29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c51d8e1a8a12b91970eb2730e5cccd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7590cd7423f48a17e3c1ea3c0b9b5cc" office:value-type="string">
            <text:p>PAIS</text:p>
          </table:table-cell>
          <table:table-cell table:style-name="odsStyleTableCell-f7590cd7423f48a17e3c1ea3c0b9b5cc" office:value-type="string">
            <text:p>UNIDAD MONETARIA</text:p>
          </table:table-cell>
          <table:table-cell table:style-name="odsStyleTableCell-f7590cd7423f48a17e3c1ea3c0b9b5cc" office:value-type="string">
            <text:p>MONEDA</text:p>
          </table:table-cell>
          <table:table-cell table:style-name="odsStyleTableCell-f7590cd7423f48a17e3c1ea3c0b9b5cc" office:value-type="string">
            <text:p>TIPO DE CAMBIO EN Bs POR UNIDAD DE MONEDA EXTRANJERA</text:p>
          </table:table-cell>
          <table:table-cell table:style-name="odsStyleTableCell-f7590cd7423f48a17e3c1ea3c0b9b5cc" office:value-type="string">
            <text:p>TIPO DE CAMBIO EN M.E.</text:p>
          </table:table-cell>
        </table:table-row>
        <table:table-row table:style-name="ro1">
          <table:table-cell table:style-name="odsStyleTableCell-38cb8d6253c994051349d831b0a3a041" office:value-type="string">
            <text:p>ESTADOS UNIDOS</text:p>
          </table:table-cell>
          <table:table-cell table:style-name="odsStyleTableCell-38cb8d6253c994051349d831b0a3a041" office:value-type="string">
            <text:p>DOLAR VENTA</text:p>
          </table:table-cell>
          <table:table-cell table:style-name="odsStyleTableCell-38cb8d6253c994051349d831b0a3a041" office:value-type="string">
            <text:p>USD.VENTA</text:p>
          </table:table-cell>
          <table:table-cell table:style-name="odsStyleTableCell-96a0f3a8140879e66d21a44ffdcccfe8" office:value-type="string">
            <text:p>6.96000</text:p>
          </table:table-cell>
          <table:table-cell table:style-name="odsStyleTableCell-96a0f3a8140879e66d21a44ffdcccfe8" office:value-type="string">
            <text:p/>
          </table:table-cell>
        </table:table-row>
        <table:table-row table:style-name="ro1">
          <table:table-cell table:style-name="odsStyleTableCell-38cb8d6253c994051349d831b0a3a041" office:value-type="string">
            <text:p>ESTADOS UNIDOS</text:p>
          </table:table-cell>
          <table:table-cell table:style-name="odsStyleTableCell-38cb8d6253c994051349d831b0a3a041" office:value-type="string">
            <text:p>DOLAR COMPRA</text:p>
          </table:table-cell>
          <table:table-cell table:style-name="odsStyleTableCell-38cb8d6253c994051349d831b0a3a041" office:value-type="string">
            <text:p>USD.COMPRA</text:p>
          </table:table-cell>
          <table:table-cell table:style-name="odsStyleTableCell-96a0f3a8140879e66d21a44ffdcccfe8" office:value-type="string">
            <text:p>6.86000</text:p>
          </table:table-cell>
          <table:table-cell table:style-name="odsStyleTableCell-96a0f3a8140879e66d21a44ffdcccfe8" office:value-type="string">
            <text:p/>
          </table:table-cell>
        </table:table-row>
        <table:table-row table:style-name="ro1">
          <table:table-cell table:style-name="odsStyleTableCell-38cb8d6253c994051349d831b0a3a041" office:value-type="string">
            <text:p>UNION EUROPEA</text:p>
          </table:table-cell>
          <table:table-cell table:style-name="odsStyleTableCell-38cb8d6253c994051349d831b0a3a041" office:value-type="string">
            <text:p>EURO</text:p>
          </table:table-cell>
          <table:table-cell table:style-name="odsStyleTableCell-38cb8d6253c994051349d831b0a3a041" office:value-type="string">
            <text:p>EUR</text:p>
          </table:table-cell>
          <table:table-cell table:style-name="odsStyleTableCell-96a0f3a8140879e66d21a44ffdcccfe8" office:value-type="string">
            <text:p>7.34090</text:p>
          </table:table-cell>
          <table:table-cell table:style-name="odsStyleTableCell-96a0f3a8140879e66d21a44ffdcccfe8" office:value-type="string">
            <text:p>0.93449</text:p>
          </table:table-cell>
        </table:table-row>
        <table:table-row table:style-name="ro1">
          <table:table-cell table:style-name="odsStyleTableCell-38cb8d6253c994051349d831b0a3a041" office:value-type="string">
            <text:p>JAPON</text:p>
          </table:table-cell>
          <table:table-cell table:style-name="odsStyleTableCell-38cb8d6253c994051349d831b0a3a041" office:value-type="string">
            <text:p>YEN</text:p>
          </table:table-cell>
          <table:table-cell table:style-name="odsStyleTableCell-38cb8d6253c994051349d831b0a3a041" office:value-type="string">
            <text:p>JPY</text:p>
          </table:table-cell>
          <table:table-cell table:style-name="odsStyleTableCell-96a0f3a8140879e66d21a44ffdcccfe8" office:value-type="string">
            <text:p>0.04349</text:p>
          </table:table-cell>
          <table:table-cell table:style-name="odsStyleTableCell-96a0f3a8140879e66d21a44ffdcccfe8" office:value-type="string">
            <text:p>157.73000</text:p>
          </table:table-cell>
        </table:table-row>
        <table:table-row table:style-name="ro1">
          <table:table-cell table:style-name="odsStyleTableCell-38cb8d6253c994051349d831b0a3a041" office:value-type="string">
            <text:p>ARABIA SAUDITA</text:p>
          </table:table-cell>
          <table:table-cell table:style-name="odsStyleTableCell-38cb8d6253c994051349d831b0a3a041" office:value-type="string">
            <text:p>RIYAL SAUDÍ</text:p>
          </table:table-cell>
          <table:table-cell table:style-name="odsStyleTableCell-38cb8d6253c994051349d831b0a3a041" office:value-type="string">
            <text:p>SAR</text:p>
          </table:table-cell>
          <table:table-cell table:style-name="odsStyleTableCell-96a0f3a8140879e66d21a44ffdcccfe8" office:value-type="string">
            <text:p>1.82904</text:p>
          </table:table-cell>
          <table:table-cell table:style-name="odsStyleTableCell-96a0f3a8140879e66d21a44ffdcccfe8" office:value-type="string">
            <text:p>3.75060</text:p>
          </table:table-cell>
        </table:table-row>
        <table:table-row table:style-name="ro1">
          <table:table-cell table:style-name="odsStyleTableCell-38cb8d6253c994051349d831b0a3a041" office:value-type="string">
            <text:p>ARGELIA</text:p>
          </table:table-cell>
          <table:table-cell table:style-name="odsStyleTableCell-38cb8d6253c994051349d831b0a3a041" office:value-type="string">
            <text:p>DINAR ARGELINO</text:p>
          </table:table-cell>
          <table:table-cell table:style-name="odsStyleTableCell-38cb8d6253c994051349d831b0a3a041" office:value-type="string">
            <text:p>DZD</text:p>
          </table:table-cell>
          <table:table-cell table:style-name="odsStyleTableCell-96a0f3a8140879e66d21a44ffdcccfe8" office:value-type="string">
            <text:p>0.05102</text:p>
          </table:table-cell>
          <table:table-cell table:style-name="odsStyleTableCell-96a0f3a8140879e66d21a44ffdcccfe8" office:value-type="string">
            <text:p>134.45480</text:p>
          </table:table-cell>
        </table:table-row>
        <table:table-row table:style-name="ro1">
          <table:table-cell table:style-name="odsStyleTableCell-38cb8d6253c994051349d831b0a3a041" office:value-type="string">
            <text:p>ARGENTINA</text:p>
          </table:table-cell>
          <table:table-cell table:style-name="odsStyleTableCell-38cb8d6253c994051349d831b0a3a041" office:value-type="string">
            <text:p>PESO</text:p>
          </table:table-cell>
          <table:table-cell table:style-name="odsStyleTableCell-38cb8d6253c994051349d831b0a3a041" office:value-type="string">
            <text:p>ARS</text:p>
          </table:table-cell>
          <table:table-cell table:style-name="odsStyleTableCell-96a0f3a8140879e66d21a44ffdcccfe8" office:value-type="string">
            <text:p>0.00784</text:p>
          </table:table-cell>
          <table:table-cell table:style-name="odsStyleTableCell-96a0f3a8140879e66d21a44ffdcccfe8" office:value-type="string">
            <text:p>874.75000</text:p>
          </table:table-cell>
        </table:table-row>
        <table:table-row table:style-name="ro1">
          <table:table-cell table:style-name="odsStyleTableCell-38cb8d6253c994051349d831b0a3a041" office:value-type="string">
            <text:p>AUSTRALIA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AUD</text:p>
          </table:table-cell>
          <table:table-cell table:style-name="odsStyleTableCell-96a0f3a8140879e66d21a44ffdcccfe8" office:value-type="string">
            <text:p>4.48369</text:p>
          </table:table-cell>
          <table:table-cell table:style-name="odsStyleTableCell-96a0f3a8140879e66d21a44ffdcccfe8" office:value-type="string">
            <text:p>1.52999</text:p>
          </table:table-cell>
        </table:table-row>
        <table:table-row table:style-name="ro1">
          <table:table-cell table:style-name="odsStyleTableCell-38cb8d6253c994051349d831b0a3a041" office:value-type="string">
            <text:p>BRASIL</text:p>
          </table:table-cell>
          <table:table-cell table:style-name="odsStyleTableCell-38cb8d6253c994051349d831b0a3a041" office:value-type="string">
            <text:p>REAL</text:p>
          </table:table-cell>
          <table:table-cell table:style-name="odsStyleTableCell-38cb8d6253c994051349d831b0a3a041" office:value-type="string">
            <text:p>BRL</text:p>
          </table:table-cell>
          <table:table-cell table:style-name="odsStyleTableCell-96a0f3a8140879e66d21a44ffdcccfe8" office:value-type="string">
            <text:p>1.34118</text:p>
          </table:table-cell>
          <table:table-cell table:style-name="odsStyleTableCell-96a0f3a8140879e66d21a44ffdcccfe8" office:value-type="string">
            <text:p>5.11490</text:p>
          </table:table-cell>
        </table:table-row>
        <table:table-row table:style-name="ro1">
          <table:table-cell table:style-name="odsStyleTableCell-38cb8d6253c994051349d831b0a3a041" office:value-type="string">
            <text:p>CANADA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CAD</text:p>
          </table:table-cell>
          <table:table-cell table:style-name="odsStyleTableCell-96a0f3a8140879e66d21a44ffdcccfe8" office:value-type="string">
            <text:p>5.02123</text:p>
          </table:table-cell>
          <table:table-cell table:style-name="odsStyleTableCell-96a0f3a8140879e66d21a44ffdcccfe8" office:value-type="string">
            <text:p>1.36620</text:p>
          </table:table-cell>
        </table:table-row>
        <table:table-row table:style-name="ro1">
          <table:table-cell table:style-name="odsStyleTableCell-38cb8d6253c994051349d831b0a3a041" office:value-type="string">
            <text:p>CHILE</text:p>
          </table:table-cell>
          <table:table-cell table:style-name="odsStyleTableCell-38cb8d6253c994051349d831b0a3a041" office:value-type="string">
            <text:p>PESO</text:p>
          </table:table-cell>
          <table:table-cell table:style-name="odsStyleTableCell-38cb8d6253c994051349d831b0a3a041" office:value-type="string">
            <text:p>CLP</text:p>
          </table:table-cell>
          <table:table-cell table:style-name="odsStyleTableCell-96a0f3a8140879e66d21a44ffdcccfe8" office:value-type="string">
            <text:p>0.00722</text:p>
          </table:table-cell>
          <table:table-cell table:style-name="odsStyleTableCell-96a0f3a8140879e66d21a44ffdcccfe8" office:value-type="string">
            <text:p>950.36000</text:p>
          </table:table-cell>
        </table:table-row>
        <table:table-row table:style-name="ro1">
          <table:table-cell table:style-name="odsStyleTableCell-38cb8d6253c994051349d831b0a3a041" office:value-type="string">
            <text:p>COLOMBIA</text:p>
          </table:table-cell>
          <table:table-cell table:style-name="odsStyleTableCell-38cb8d6253c994051349d831b0a3a041" office:value-type="string">
            <text:p>PESO</text:p>
          </table:table-cell>
          <table:table-cell table:style-name="odsStyleTableCell-38cb8d6253c994051349d831b0a3a041" office:value-type="string">
            <text:p>COP</text:p>
          </table:table-cell>
          <table:table-cell table:style-name="odsStyleTableCell-96a0f3a8140879e66d21a44ffdcccfe8" office:value-type="string">
            <text:p>0.00176</text:p>
          </table:table-cell>
          <table:table-cell table:style-name="odsStyleTableCell-96a0f3a8140879e66d21a44ffdcccfe8" office:value-type="string">
            <text:p>3,902.14000</text:p>
          </table:table-cell>
        </table:table-row>
        <table:table-row table:style-name="ro1">
          <table:table-cell table:style-name="odsStyleTableCell-38cb8d6253c994051349d831b0a3a041" office:value-type="string">
            <text:p>COREA DEL SUR</text:p>
          </table:table-cell>
          <table:table-cell table:style-name="odsStyleTableCell-38cb8d6253c994051349d831b0a3a041" office:value-type="string">
            <text:p>WON</text:p>
          </table:table-cell>
          <table:table-cell table:style-name="odsStyleTableCell-38cb8d6253c994051349d831b0a3a041" office:value-type="string">
            <text:p>KRW</text:p>
          </table:table-cell>
          <table:table-cell table:style-name="odsStyleTableCell-96a0f3a8140879e66d21a44ffdcccfe8" office:value-type="string">
            <text:p>0.00499</text:p>
          </table:table-cell>
          <table:table-cell table:style-name="odsStyleTableCell-96a0f3a8140879e66d21a44ffdcccfe8" office:value-type="string">
            <text:p>1,375.13000</text:p>
          </table:table-cell>
        </table:table-row>
        <table:table-row table:style-name="ro1">
          <table:table-cell table:style-name="odsStyleTableCell-38cb8d6253c994051349d831b0a3a041" office:value-type="string">
            <text:p>COSTA RICA</text:p>
          </table:table-cell>
          <table:table-cell table:style-name="odsStyleTableCell-38cb8d6253c994051349d831b0a3a041" office:value-type="string">
            <text:p>COLON COSTARRICENSE</text:p>
          </table:table-cell>
          <table:table-cell table:style-name="odsStyleTableCell-38cb8d6253c994051349d831b0a3a041" office:value-type="string">
            <text:p>CRC</text:p>
          </table:table-cell>
          <table:table-cell table:style-name="odsStyleTableCell-96a0f3a8140879e66d21a44ffdcccfe8" office:value-type="string">
            <text:p>0.01363</text:p>
          </table:table-cell>
          <table:table-cell table:style-name="odsStyleTableCell-96a0f3a8140879e66d21a44ffdcccfe8" office:value-type="string">
            <text:p>503.25000</text:p>
          </table:table-cell>
        </table:table-row>
        <table:table-row table:style-name="ro1">
          <table:table-cell table:style-name="odsStyleTableCell-38cb8d6253c994051349d831b0a3a041" office:value-type="string">
            <text:p>REPUBLICA CHECA</text:p>
          </table:table-cell>
          <table:table-cell table:style-name="odsStyleTableCell-38cb8d6253c994051349d831b0a3a041" office:value-type="string">
            <text:p>CORONA CHECA</text:p>
          </table:table-cell>
          <table:table-cell table:style-name="odsStyleTableCell-38cb8d6253c994051349d831b0a3a041" office:value-type="string">
            <text:p>CZK</text:p>
          </table:table-cell>
          <table:table-cell table:style-name="odsStyleTableCell-96a0f3a8140879e66d21a44ffdcccfe8" office:value-type="string">
            <text:p>0.29166</text:p>
          </table:table-cell>
          <table:table-cell table:style-name="odsStyleTableCell-96a0f3a8140879e66d21a44ffdcccfe8" office:value-type="string">
            <text:p>23.52090</text:p>
          </table:table-cell>
        </table:table-row>
        <table:table-row table:style-name="ro1">
          <table:table-cell table:style-name="odsStyleTableCell-38cb8d6253c994051349d831b0a3a041" office:value-type="string">
            <text:p>DINAMARCA</text:p>
          </table:table-cell>
          <table:table-cell table:style-name="odsStyleTableCell-38cb8d6253c994051349d831b0a3a041" office:value-type="string">
            <text:p>CORONA</text:p>
          </table:table-cell>
          <table:table-cell table:style-name="odsStyleTableCell-38cb8d6253c994051349d831b0a3a041" office:value-type="string">
            <text:p>DKK</text:p>
          </table:table-cell>
          <table:table-cell table:style-name="odsStyleTableCell-96a0f3a8140879e66d21a44ffdcccfe8" office:value-type="string">
            <text:p>0.98432</text:p>
          </table:table-cell>
          <table:table-cell table:style-name="odsStyleTableCell-96a0f3a8140879e66d21a44ffdcccfe8" office:value-type="string">
            <text:p>6.96930</text:p>
          </table:table-cell>
        </table:table-row>
        <table:table-row table:style-name="ro1">
          <table:table-cell table:style-name="odsStyleTableCell-38cb8d6253c994051349d831b0a3a041" office:value-type="string">
            <text:p>ECUADOR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USD</text:p>
          </table:table-cell>
          <table:table-cell table:style-name="odsStyleTableCell-96a0f3a8140879e66d21a44ffdcccfe8" office:value-type="string">
            <text:p>6.86000</text:p>
          </table:table-cell>
          <table:table-cell table:style-name="odsStyleTableCell-96a0f3a8140879e66d21a44ffdcccfe8" office:value-type="string">
            <text:p>1.00000</text:p>
          </table:table-cell>
        </table:table-row>
        <table:table-row table:style-name="ro1">
          <table:table-cell table:style-name="odsStyleTableCell-38cb8d6253c994051349d831b0a3a041" office:value-type="string">
            <text:p>EMIRATOS ARABES</text:p>
          </table:table-cell>
          <table:table-cell table:style-name="odsStyleTableCell-38cb8d6253c994051349d831b0a3a041" office:value-type="string">
            <text:p>DIRHAM</text:p>
          </table:table-cell>
          <table:table-cell table:style-name="odsStyleTableCell-38cb8d6253c994051349d831b0a3a041" office:value-type="string">
            <text:p>AED</text:p>
          </table:table-cell>
          <table:table-cell table:style-name="odsStyleTableCell-96a0f3a8140879e66d21a44ffdcccfe8" office:value-type="string">
            <text:p>1.86768</text:p>
          </table:table-cell>
          <table:table-cell table:style-name="odsStyleTableCell-96a0f3a8140879e66d21a44ffdcccfe8" office:value-type="string">
            <text:p>3.67300</text:p>
          </table:table-cell>
        </table:table-row>
        <table:table-row table:style-name="ro1">
          <table:table-cell table:style-name="odsStyleTableCell-38cb8d6253c994051349d831b0a3a041" office:value-type="string">
            <text:p>FILIPINAS</text:p>
          </table:table-cell>
          <table:table-cell table:style-name="odsStyleTableCell-38cb8d6253c994051349d831b0a3a041" office:value-type="string">
            <text:p>PESO FILIPINO</text:p>
          </table:table-cell>
          <table:table-cell table:style-name="odsStyleTableCell-38cb8d6253c994051349d831b0a3a041" office:value-type="string">
            <text:p>PHP</text:p>
          </table:table-cell>
          <table:table-cell table:style-name="odsStyleTableCell-96a0f3a8140879e66d21a44ffdcccfe8" office:value-type="string">
            <text:p>0.11891</text:p>
          </table:table-cell>
          <table:table-cell table:style-name="odsStyleTableCell-96a0f3a8140879e66d21a44ffdcccfe8" office:value-type="string">
            <text:p>57.69100</text:p>
          </table:table-cell>
        </table:table-row>
        <table:table-row table:style-name="ro1">
          <table:table-cell table:style-name="odsStyleTableCell-38cb8d6253c994051349d831b0a3a041" office:value-type="string">
            <text:p>HAITÍ</text:p>
          </table:table-cell>
          <table:table-cell table:style-name="odsStyleTableCell-38cb8d6253c994051349d831b0a3a041" office:value-type="string">
            <text:p>GOURDE</text:p>
          </table:table-cell>
          <table:table-cell table:style-name="odsStyleTableCell-38cb8d6253c994051349d831b0a3a041" office:value-type="string">
            <text:p>HTG</text:p>
          </table:table-cell>
          <table:table-cell table:style-name="odsStyleTableCell-96a0f3a8140879e66d21a44ffdcccfe8" office:value-type="string">
            <text:p>0.05196</text:p>
          </table:table-cell>
          <table:table-cell table:style-name="odsStyleTableCell-96a0f3a8140879e66d21a44ffdcccfe8" office:value-type="string">
            <text:p>132.02650</text:p>
          </table:table-cell>
        </table:table-row>
        <table:table-row table:style-name="ro1">
          <table:table-cell table:style-name="odsStyleTableCell-38cb8d6253c994051349d831b0a3a041" office:value-type="string">
            <text:p>HONG KONG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HKD</text:p>
          </table:table-cell>
          <table:table-cell table:style-name="odsStyleTableCell-96a0f3a8140879e66d21a44ffdcccfe8" office:value-type="string">
            <text:p>0.87632</text:p>
          </table:table-cell>
          <table:table-cell table:style-name="odsStyleTableCell-96a0f3a8140879e66d21a44ffdcccfe8" office:value-type="string">
            <text:p>7.82820</text:p>
          </table:table-cell>
        </table:table-row>
        <table:table-row table:style-name="ro1">
          <table:table-cell table:style-name="odsStyleTableCell-38cb8d6253c994051349d831b0a3a041" office:value-type="string">
            <text:p>INDIA</text:p>
          </table:table-cell>
          <table:table-cell table:style-name="odsStyleTableCell-38cb8d6253c994051349d831b0a3a041" office:value-type="string">
            <text:p>RUPIA</text:p>
          </table:table-cell>
          <table:table-cell table:style-name="odsStyleTableCell-38cb8d6253c994051349d831b0a3a041" office:value-type="string">
            <text:p>INR</text:p>
          </table:table-cell>
          <table:table-cell table:style-name="odsStyleTableCell-96a0f3a8140879e66d21a44ffdcccfe8" office:value-type="string">
            <text:p>0.08230</text:p>
          </table:table-cell>
          <table:table-cell table:style-name="odsStyleTableCell-96a0f3a8140879e66d21a44ffdcccfe8" office:value-type="string">
            <text:p>83.34880</text:p>
          </table:table-cell>
        </table:table-row>
        <table:table-row table:style-name="ro1">
          <table:table-cell table:style-name="odsStyleTableCell-38cb8d6253c994051349d831b0a3a041" office:value-type="string">
            <text:p>INDONESIA</text:p>
          </table:table-cell>
          <table:table-cell table:style-name="odsStyleTableCell-38cb8d6253c994051349d831b0a3a041" office:value-type="string">
            <text:p>RUPIA INDONESIA</text:p>
          </table:table-cell>
          <table:table-cell table:style-name="odsStyleTableCell-38cb8d6253c994051349d831b0a3a041" office:value-type="string">
            <text:p>IDR</text:p>
          </table:table-cell>
          <table:table-cell table:style-name="odsStyleTableCell-96a0f3a8140879e66d21a44ffdcccfe8" office:value-type="string">
            <text:p>0.00042</text:p>
          </table:table-cell>
          <table:table-cell table:style-name="odsStyleTableCell-96a0f3a8140879e66d21a44ffdcccfe8" office:value-type="string">
            <text:p>16,210.00000</text:p>
          </table:table-cell>
        </table:table-row>
        <table:table-row table:style-name="ro1">
          <table:table-cell table:style-name="odsStyleTableCell-38cb8d6253c994051349d831b0a3a041" office:value-type="string">
            <text:p>ISRAEL</text:p>
          </table:table-cell>
          <table:table-cell table:style-name="odsStyleTableCell-38cb8d6253c994051349d831b0a3a041" office:value-type="string">
            <text:p>NUEVO SÉQUEL</text:p>
          </table:table-cell>
          <table:table-cell table:style-name="odsStyleTableCell-38cb8d6253c994051349d831b0a3a041" office:value-type="string">
            <text:p>ILS</text:p>
          </table:table-cell>
          <table:table-cell table:style-name="odsStyleTableCell-96a0f3a8140879e66d21a44ffdcccfe8" office:value-type="string">
            <text:p>1.80412</text:p>
          </table:table-cell>
          <table:table-cell table:style-name="odsStyleTableCell-96a0f3a8140879e66d21a44ffdcccfe8" office:value-type="string">
            <text:p>3.80240</text:p>
          </table:table-cell>
        </table:table-row>
        <table:table-row table:style-name="ro1">
          <table:table-cell table:style-name="odsStyleTableCell-38cb8d6253c994051349d831b0a3a041" office:value-type="string">
            <text:p>MALASIA</text:p>
          </table:table-cell>
          <table:table-cell table:style-name="odsStyleTableCell-38cb8d6253c994051349d831b0a3a041" office:value-type="string">
            <text:p>RINGGIT MALAYO</text:p>
          </table:table-cell>
          <table:table-cell table:style-name="odsStyleTableCell-38cb8d6253c994051349d831b0a3a041" office:value-type="string">
            <text:p>MYR</text:p>
          </table:table-cell>
          <table:table-cell table:style-name="odsStyleTableCell-96a0f3a8140879e66d21a44ffdcccfe8" office:value-type="string">
            <text:p>1.43876</text:p>
          </table:table-cell>
          <table:table-cell table:style-name="odsStyleTableCell-96a0f3a8140879e66d21a44ffdcccfe8" office:value-type="string">
            <text:p>4.76800</text:p>
          </table:table-cell>
        </table:table-row>
        <table:table-row table:style-name="ro1">
          <table:table-cell table:style-name="odsStyleTableCell-38cb8d6253c994051349d831b0a3a041" office:value-type="string">
            <text:p>MEXICO</text:p>
          </table:table-cell>
          <table:table-cell table:style-name="odsStyleTableCell-38cb8d6253c994051349d831b0a3a041" office:value-type="string">
            <text:p>PESO</text:p>
          </table:table-cell>
          <table:table-cell table:style-name="odsStyleTableCell-38cb8d6253c994051349d831b0a3a041" office:value-type="string">
            <text:p>MXN</text:p>
          </table:table-cell>
          <table:table-cell table:style-name="odsStyleTableCell-96a0f3a8140879e66d21a44ffdcccfe8" office:value-type="string">
            <text:p>0.40015</text:p>
          </table:table-cell>
          <table:table-cell table:style-name="odsStyleTableCell-96a0f3a8140879e66d21a44ffdcccfe8" office:value-type="string">
            <text:p>17.14350</text:p>
          </table:table-cell>
        </table:table-row>
        <table:table-row table:style-name="ro1">
          <table:table-cell table:style-name="odsStyleTableCell-38cb8d6253c994051349d831b0a3a041" office:value-type="string">
            <text:p>NORUEGA</text:p>
          </table:table-cell>
          <table:table-cell table:style-name="odsStyleTableCell-38cb8d6253c994051349d831b0a3a041" office:value-type="string">
            <text:p>CORONA</text:p>
          </table:table-cell>
          <table:table-cell table:style-name="odsStyleTableCell-38cb8d6253c994051349d831b0a3a041" office:value-type="string">
            <text:p>NOK</text:p>
          </table:table-cell>
          <table:table-cell table:style-name="odsStyleTableCell-96a0f3a8140879e66d21a44ffdcccfe8" office:value-type="string">
            <text:p>0.62229</text:p>
          </table:table-cell>
          <table:table-cell table:style-name="odsStyleTableCell-96a0f3a8140879e66d21a44ffdcccfe8" office:value-type="string">
            <text:p>11.02380</text:p>
          </table:table-cell>
        </table:table-row>
        <table:table-row table:style-name="ro1">
          <table:table-cell table:style-name="odsStyleTableCell-38cb8d6253c994051349d831b0a3a041" office:value-type="string">
            <text:p>PANAMÁ</text:p>
          </table:table-cell>
          <table:table-cell table:style-name="odsStyleTableCell-38cb8d6253c994051349d831b0a3a041" office:value-type="string">
            <text:p>BALBOA</text:p>
          </table:table-cell>
          <table:table-cell table:style-name="odsStyleTableCell-38cb8d6253c994051349d831b0a3a041" office:value-type="string">
            <text:p>PAB</text:p>
          </table:table-cell>
          <table:table-cell table:style-name="odsStyleTableCell-96a0f3a8140879e66d21a44ffdcccfe8" office:value-type="string">
            <text:p>6.86000</text:p>
          </table:table-cell>
          <table:table-cell table:style-name="odsStyleTableCell-96a0f3a8140879e66d21a44ffdcccfe8" office:value-type="string">
            <text:p>1.00000</text:p>
          </table:table-cell>
        </table:table-row>
        <table:table-row table:style-name="ro1">
          <table:table-cell table:style-name="odsStyleTableCell-38cb8d6253c994051349d831b0a3a041" office:value-type="string">
            <text:p>PARAGUAY</text:p>
          </table:table-cell>
          <table:table-cell table:style-name="odsStyleTableCell-38cb8d6253c994051349d831b0a3a041" office:value-type="string">
            <text:p>GUARANI</text:p>
          </table:table-cell>
          <table:table-cell table:style-name="odsStyleTableCell-38cb8d6253c994051349d831b0a3a041" office:value-type="string">
            <text:p>PYG</text:p>
          </table:table-cell>
          <table:table-cell table:style-name="odsStyleTableCell-96a0f3a8140879e66d21a44ffdcccfe8" office:value-type="string">
            <text:p>0.00092</text:p>
          </table:table-cell>
          <table:table-cell table:style-name="odsStyleTableCell-96a0f3a8140879e66d21a44ffdcccfe8" office:value-type="string">
            <text:p>7,447.00000</text:p>
          </table:table-cell>
        </table:table-row>
        <table:table-row table:style-name="ro1">
          <table:table-cell table:style-name="odsStyleTableCell-38cb8d6253c994051349d831b0a3a041" office:value-type="string">
            <text:p>PERU</text:p>
          </table:table-cell>
          <table:table-cell table:style-name="odsStyleTableCell-38cb8d6253c994051349d831b0a3a041" office:value-type="string">
            <text:p>NUEVO SOL</text:p>
          </table:table-cell>
          <table:table-cell table:style-name="odsStyleTableCell-38cb8d6253c994051349d831b0a3a041" office:value-type="string">
            <text:p>PEN</text:p>
          </table:table-cell>
          <table:table-cell table:style-name="odsStyleTableCell-96a0f3a8140879e66d21a44ffdcccfe8" office:value-type="string">
            <text:p>1.83271</text:p>
          </table:table-cell>
          <table:table-cell table:style-name="odsStyleTableCell-96a0f3a8140879e66d21a44ffdcccfe8" office:value-type="string">
            <text:p>3.74310</text:p>
          </table:table-cell>
        </table:table-row>
        <table:table-row table:style-name="ro1">
          <table:table-cell table:style-name="odsStyleTableCell-38cb8d6253c994051349d831b0a3a041" office:value-type="string">
            <text:p>REINO UNIDO</text:p>
          </table:table-cell>
          <table:table-cell table:style-name="odsStyleTableCell-38cb8d6253c994051349d831b0a3a041" office:value-type="string">
            <text:p>LIBRA</text:p>
          </table:table-cell>
          <table:table-cell table:style-name="odsStyleTableCell-38cb8d6253c994051349d831b0a3a041" office:value-type="string">
            <text:p>GBP</text:p>
          </table:table-cell>
          <table:table-cell table:style-name="odsStyleTableCell-96a0f3a8140879e66d21a44ffdcccfe8" office:value-type="string">
            <text:p>8.57361</text:p>
          </table:table-cell>
          <table:table-cell table:style-name="odsStyleTableCell-96a0f3a8140879e66d21a44ffdcccfe8" office:value-type="string">
            <text:p>0.80013</text:p>
          </table:table-cell>
        </table:table-row>
        <table:table-row table:style-name="ro1">
          <table:table-cell table:style-name="odsStyleTableCell-38cb8d6253c994051349d831b0a3a041" office:value-type="string">
            <text:p>REPÚBLICA DOMINICANA</text:p>
          </table:table-cell>
          <table:table-cell table:style-name="odsStyleTableCell-38cb8d6253c994051349d831b0a3a041" office:value-type="string">
            <text:p>PESO DOMINICANO</text:p>
          </table:table-cell>
          <table:table-cell table:style-name="odsStyleTableCell-38cb8d6253c994051349d831b0a3a041" office:value-type="string">
            <text:p>DOP</text:p>
          </table:table-cell>
          <table:table-cell table:style-name="odsStyleTableCell-96a0f3a8140879e66d21a44ffdcccfe8" office:value-type="string">
            <text:p>0.11697</text:p>
          </table:table-cell>
          <table:table-cell table:style-name="odsStyleTableCell-96a0f3a8140879e66d21a44ffdcccfe8" office:value-type="string">
            <text:p>58.65000</text:p>
          </table:table-cell>
        </table:table-row>
        <table:table-row table:style-name="ro1">
          <table:table-cell table:style-name="odsStyleTableCell-38cb8d6253c994051349d831b0a3a041" office:value-type="string">
            <text:p>REP.POPULAR CHINA</text:p>
          </table:table-cell>
          <table:table-cell table:style-name="odsStyleTableCell-38cb8d6253c994051349d831b0a3a041" office:value-type="string">
            <text:p>YUAN RENMINBI OFFSHORE</text:p>
          </table:table-cell>
          <table:table-cell table:style-name="odsStyleTableCell-38cb8d6253c994051349d831b0a3a041" office:value-type="string">
            <text:p>CNH</text:p>
          </table:table-cell>
          <table:table-cell table:style-name="odsStyleTableCell-96a0f3a8140879e66d21a44ffdcccfe8" office:value-type="string">
            <text:p>0.94394</text:p>
          </table:table-cell>
          <table:table-cell table:style-name="odsStyleTableCell-96a0f3a8140879e66d21a44ffdcccfe8" office:value-type="string">
            <text:p>7.26740</text:p>
          </table:table-cell>
        </table:table-row>
        <table:table-row table:style-name="ro1">
          <table:table-cell table:style-name="odsStyleTableCell-38cb8d6253c994051349d831b0a3a041" office:value-type="string">
            <text:p>RUSIA</text:p>
          </table:table-cell>
          <table:table-cell table:style-name="odsStyleTableCell-38cb8d6253c994051349d831b0a3a041" office:value-type="string">
            <text:p>RUBLO RUSO</text:p>
          </table:table-cell>
          <table:table-cell table:style-name="odsStyleTableCell-38cb8d6253c994051349d831b0a3a041" office:value-type="string">
            <text:p>RUB</text:p>
          </table:table-cell>
          <table:table-cell table:style-name="odsStyleTableCell-96a0f3a8140879e66d21a44ffdcccfe8" office:value-type="string">
            <text:p>0.07466</text:p>
          </table:table-cell>
          <table:table-cell table:style-name="odsStyleTableCell-96a0f3a8140879e66d21a44ffdcccfe8" office:value-type="string">
            <text:p>91.88000</text:p>
          </table:table-cell>
        </table:table-row>
        <table:table-row table:style-name="ro1">
          <table:table-cell table:style-name="odsStyleTableCell-38cb8d6253c994051349d831b0a3a041" office:value-type="string">
            <text:p>SINGAPUR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SGD</text:p>
          </table:table-cell>
          <table:table-cell table:style-name="odsStyleTableCell-96a0f3a8140879e66d21a44ffdcccfe8" office:value-type="string">
            <text:p>5.03708</text:p>
          </table:table-cell>
          <table:table-cell table:style-name="odsStyleTableCell-96a0f3a8140879e66d21a44ffdcccfe8" office:value-type="string">
            <text:p>1.36190</text:p>
          </table:table-cell>
        </table:table-row>
        <table:table-row table:style-name="ro1">
          <table:table-cell table:style-name="odsStyleTableCell-38cb8d6253c994051349d831b0a3a041" office:value-type="string">
            <text:p>SUDÁFRICA</text:p>
          </table:table-cell>
          <table:table-cell table:style-name="odsStyleTableCell-38cb8d6253c994051349d831b0a3a041" office:value-type="string">
            <text:p>RAND</text:p>
          </table:table-cell>
          <table:table-cell table:style-name="odsStyleTableCell-38cb8d6253c994051349d831b0a3a041" office:value-type="string">
            <text:p>ZAR</text:p>
          </table:table-cell>
          <table:table-cell table:style-name="odsStyleTableCell-96a0f3a8140879e66d21a44ffdcccfe8" office:value-type="string">
            <text:p>0.36463</text:p>
          </table:table-cell>
          <table:table-cell table:style-name="odsStyleTableCell-96a0f3a8140879e66d21a44ffdcccfe8" office:value-type="string">
            <text:p>18.81350</text:p>
          </table:table-cell>
        </table:table-row>
        <table:table-row table:style-name="ro1">
          <table:table-cell table:style-name="odsStyleTableCell-38cb8d6253c994051349d831b0a3a041" office:value-type="string">
            <text:p>SUECIA</text:p>
          </table:table-cell>
          <table:table-cell table:style-name="odsStyleTableCell-38cb8d6253c994051349d831b0a3a041" office:value-type="string">
            <text:p>CORONA</text:p>
          </table:table-cell>
          <table:table-cell table:style-name="odsStyleTableCell-38cb8d6253c994051349d831b0a3a041" office:value-type="string">
            <text:p>SEK</text:p>
          </table:table-cell>
          <table:table-cell table:style-name="odsStyleTableCell-96a0f3a8140879e66d21a44ffdcccfe8" office:value-type="string">
            <text:p>0.62731</text:p>
          </table:table-cell>
          <table:table-cell table:style-name="odsStyleTableCell-96a0f3a8140879e66d21a44ffdcccfe8" office:value-type="string">
            <text:p>10.93550</text:p>
          </table:table-cell>
        </table:table-row>
        <table:table-row table:style-name="ro1">
          <table:table-cell table:style-name="odsStyleTableCell-38cb8d6253c994051349d831b0a3a041" office:value-type="string">
            <text:p>SUIZA</text:p>
          </table:table-cell>
          <table:table-cell table:style-name="odsStyleTableCell-38cb8d6253c994051349d831b0a3a041" office:value-type="string">
            <text:p>FRANCO</text:p>
          </table:table-cell>
          <table:table-cell table:style-name="odsStyleTableCell-38cb8d6253c994051349d831b0a3a041" office:value-type="string">
            <text:p>CHF</text:p>
          </table:table-cell>
          <table:table-cell table:style-name="odsStyleTableCell-96a0f3a8140879e66d21a44ffdcccfe8" office:value-type="string">
            <text:p>7.51122</text:p>
          </table:table-cell>
          <table:table-cell table:style-name="odsStyleTableCell-96a0f3a8140879e66d21a44ffdcccfe8" office:value-type="string">
            <text:p>0.91330</text:p>
          </table:table-cell>
        </table:table-row>
        <table:table-row table:style-name="ro1">
          <table:table-cell table:style-name="odsStyleTableCell-38cb8d6253c994051349d831b0a3a041" office:value-type="string">
            <text:p>TAILANDIA</text:p>
          </table:table-cell>
          <table:table-cell table:style-name="odsStyleTableCell-38cb8d6253c994051349d831b0a3a041" office:value-type="string">
            <text:p>THAI BAHT</text:p>
          </table:table-cell>
          <table:table-cell table:style-name="odsStyleTableCell-38cb8d6253c994051349d831b0a3a041" office:value-type="string">
            <text:p>THB</text:p>
          </table:table-cell>
          <table:table-cell table:style-name="odsStyleTableCell-96a0f3a8140879e66d21a44ffdcccfe8" office:value-type="string">
            <text:p>0.18545</text:p>
          </table:table-cell>
          <table:table-cell table:style-name="odsStyleTableCell-96a0f3a8140879e66d21a44ffdcccfe8" office:value-type="string">
            <text:p>36.99200</text:p>
          </table:table-cell>
        </table:table-row>
        <table:table-row table:style-name="ro1">
          <table:table-cell table:style-name="odsStyleTableCell-38cb8d6253c994051349d831b0a3a041" office:value-type="string">
            <text:p>TAIWAN</text:p>
          </table:table-cell>
          <table:table-cell table:style-name="odsStyleTableCell-38cb8d6253c994051349d831b0a3a041" office:value-type="string">
            <text:p>DÓLAR</text:p>
          </table:table-cell>
          <table:table-cell table:style-name="odsStyleTableCell-38cb8d6253c994051349d831b0a3a041" office:value-type="string">
            <text:p>TWD</text:p>
          </table:table-cell>
          <table:table-cell table:style-name="odsStyleTableCell-96a0f3a8140879e66d21a44ffdcccfe8" office:value-type="string">
            <text:p>0.21055</text:p>
          </table:table-cell>
          <table:table-cell table:style-name="odsStyleTableCell-96a0f3a8140879e66d21a44ffdcccfe8" office:value-type="string">
            <text:p>32.58200</text:p>
          </table:table-cell>
        </table:table-row>
        <table:table-row table:style-name="ro1">
          <table:table-cell table:style-name="odsStyleTableCell-38cb8d6253c994051349d831b0a3a041" office:value-type="string">
            <text:p>TÚNEZ</text:p>
          </table:table-cell>
          <table:table-cell table:style-name="odsStyleTableCell-38cb8d6253c994051349d831b0a3a041" office:value-type="string">
            <text:p>DINAR TUNECINO</text:p>
          </table:table-cell>
          <table:table-cell table:style-name="odsStyleTableCell-38cb8d6253c994051349d831b0a3a041" office:value-type="string">
            <text:p>TND</text:p>
          </table:table-cell>
          <table:table-cell table:style-name="odsStyleTableCell-96a0f3a8140879e66d21a44ffdcccfe8" office:value-type="string">
            <text:p>2.18214</text:p>
          </table:table-cell>
          <table:table-cell table:style-name="odsStyleTableCell-96a0f3a8140879e66d21a44ffdcccfe8" office:value-type="string">
            <text:p>3.14370</text:p>
          </table:table-cell>
        </table:table-row>
        <table:table-row table:style-name="ro1">
          <table:table-cell table:style-name="odsStyleTableCell-38cb8d6253c994051349d831b0a3a041" office:value-type="string">
            <text:p>TURQUÍA</text:p>
          </table:table-cell>
          <table:table-cell table:style-name="odsStyleTableCell-38cb8d6253c994051349d831b0a3a041" office:value-type="string">
            <text:p>LIRA TURCA</text:p>
          </table:table-cell>
          <table:table-cell table:style-name="odsStyleTableCell-38cb8d6253c994051349d831b0a3a041" office:value-type="string">
            <text:p>TRY</text:p>
          </table:table-cell>
          <table:table-cell table:style-name="odsStyleTableCell-96a0f3a8140879e66d21a44ffdcccfe8" office:value-type="string">
            <text:p>0.21119</text:p>
          </table:table-cell>
          <table:table-cell table:style-name="odsStyleTableCell-96a0f3a8140879e66d21a44ffdcccfe8" office:value-type="string">
            <text:p>32.48250</text:p>
          </table:table-cell>
        </table:table-row>
        <table:table-row table:style-name="ro1">
          <table:table-cell table:style-name="odsStyleTableCell-38cb8d6253c994051349d831b0a3a041" office:value-type="string">
            <text:p>URUGUAY</text:p>
          </table:table-cell>
          <table:table-cell table:style-name="odsStyleTableCell-38cb8d6253c994051349d831b0a3a041" office:value-type="string">
            <text:p>PESO</text:p>
          </table:table-cell>
          <table:table-cell table:style-name="odsStyleTableCell-38cb8d6253c994051349d831b0a3a041" office:value-type="string">
            <text:p>UYU</text:p>
          </table:table-cell>
          <table:table-cell table:style-name="odsStyleTableCell-96a0f3a8140879e66d21a44ffdcccfe8" office:value-type="string">
            <text:p>0.17866</text:p>
          </table:table-cell>
          <table:table-cell table:style-name="odsStyleTableCell-96a0f3a8140879e66d21a44ffdcccfe8" office:value-type="string">
            <text:p>38.39700</text:p>
          </table:table-cell>
        </table:table-row>
        <table:table-row table:style-name="ro1">
          <table:table-cell table:style-name="odsStyleTableCell-38cb8d6253c994051349d831b0a3a041" office:value-type="string">
            <text:p>VENEZUELA</text:p>
          </table:table-cell>
          <table:table-cell table:style-name="odsStyleTableCell-38cb8d6253c994051349d831b0a3a041" office:value-type="string">
            <text:p>BOLIVAR DIGITAL</text:p>
          </table:table-cell>
          <table:table-cell table:style-name="odsStyleTableCell-38cb8d6253c994051349d831b0a3a041" office:value-type="string">
            <text:p>VES</text:p>
          </table:table-cell>
          <table:table-cell table:style-name="odsStyleTableCell-96a0f3a8140879e66d21a44ffdcccfe8" office:value-type="string">
            <text:p>0.18854</text:p>
          </table:table-cell>
          <table:table-cell table:style-name="odsStyleTableCell-96a0f3a8140879e66d21a44ffdcccfe8" office:value-type="string">
            <text:p>36.38560</text:p>
          </table:table-cell>
        </table:table-row>
        <table:table-row table:style-name="ro1">
          <table:table-cell table:style-name="odsStyleTableCell-38cb8d6253c994051349d831b0a3a041" office:value-type="string">
            <text:p>VIETNAM</text:p>
          </table:table-cell>
          <table:table-cell table:style-name="odsStyleTableCell-38cb8d6253c994051349d831b0a3a041" office:value-type="string">
            <text:p>DONG</text:p>
          </table:table-cell>
          <table:table-cell table:style-name="odsStyleTableCell-38cb8d6253c994051349d831b0a3a041" office:value-type="string">
            <text:p>VND</text:p>
          </table:table-cell>
          <table:table-cell table:style-name="odsStyleTableCell-96a0f3a8140879e66d21a44ffdcccfe8" office:value-type="string">
            <text:p>0.00027</text:p>
          </table:table-cell>
          <table:table-cell table:style-name="odsStyleTableCell-96a0f3a8140879e66d21a44ffdcccfe8" office:value-type="string">
            <text:p>25,339.00000</text:p>
          </table:table-cell>
        </table:table-row>
        <table:table-row table:style-name="ro1">
          <table:table-cell table:style-name="odsStyleTableCell-38cb8d6253c994051349d831b0a3a041" office:value-type="string">
            <text:p/>
          </table:table-cell>
          <table:table-cell table:style-name="odsStyleTableCell-38cb8d6253c994051349d831b0a3a041" office:value-type="string">
            <text:p>DERECHO ESPECIAL DE GIRO</text:p>
          </table:table-cell>
          <table:table-cell table:style-name="odsStyleTableCell-38cb8d6253c994051349d831b0a3a041" office:value-type="string">
            <text:p>USD/D.E.G.</text:p>
          </table:table-cell>
          <table:table-cell table:style-name="odsStyleTableCell-96a0f3a8140879e66d21a44ffdcccfe8" office:value-type="string">
            <text:p/>
          </table:table-cell>
          <table:table-cell table:style-name="odsStyleTableCell-96a0f3a8140879e66d21a44ffdcccfe8" office:value-type="string">
            <text:p>1.31753</text:p>
          </table:table-cell>
        </table:table-row>
        <table:table-row table:style-name="ro1">
          <table:table-cell table:style-name="odsStyleTableCell-38cb8d6253c994051349d831b0a3a041" office:value-type="string">
            <text:p/>
          </table:table-cell>
          <table:table-cell table:style-name="odsStyleTableCell-38cb8d6253c994051349d831b0a3a041" office:value-type="string">
            <text:p>UNIDAD DE FOMENTO DE VIVIENDA</text:p>
          </table:table-cell>
          <table:table-cell table:style-name="odsStyleTableCell-38cb8d6253c994051349d831b0a3a041" office:value-type="string">
            <text:p>Bs/UFV</text:p>
          </table:table-cell>
          <table:table-cell table:style-name="odsStyleTableCell-96a0f3a8140879e66d21a44ffdcccfe8" office:value-type="string">
            <text:p/>
          </table:table-cell>
          <table:table-cell table:style-name="odsStyleTableCell-96a0f3a8140879e66d21a44ffdcccfe8" office:value-type="string">
            <text:p>2.4929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c51d8e1a8a12b91970eb2730e5cccd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7590cd7423f48a17e3c1ea3c0b9b5cc" office:value-type="string">
            <text:p> </text:p>
          </table:table-cell>
          <table:table-cell table:style-name="odsStyleTableCell-f7590cd7423f48a17e3c1ea3c0b9b5cc" office:value-type="string">
            <text:p>UNIDAD MONETARIA</text:p>
          </table:table-cell>
          <table:table-cell table:style-name="odsStyleTableCell-f7590cd7423f48a17e3c1ea3c0b9b5cc" office:value-type="string">
            <text:p>MONEDA</text:p>
          </table:table-cell>
          <table:table-cell table:style-name="odsStyleTableCell-f7590cd7423f48a17e3c1ea3c0b9b5cc" office:value-type="string">
            <text:p>TIPO DE CAMBIO EN M.E.</text:p>
          </table:table-cell>
        </table:table-row>
        <table:table-row table:style-name="ro1">
          <table:table-cell table:style-name="odsStyleTableCell-38cb8d6253c994051349d831b0a3a041" office:value-type="string">
            <text:p>ORO</text:p>
          </table:table-cell>
          <table:table-cell table:style-name="odsStyleTableCell-38cb8d6253c994051349d831b0a3a041" office:value-type="string">
            <text:p>ONZA TROY ORO</text:p>
          </table:table-cell>
          <table:table-cell table:style-name="odsStyleTableCell-38cb8d6253c994051349d831b0a3a041" office:value-type="string">
            <text:p>USD./O.T.F.</text:p>
          </table:table-cell>
          <table:table-cell table:style-name="odsStyleTableCell-96a0f3a8140879e66d21a44ffdcccfe8" office:value-type="string">
            <text:p>2,339.39000</text:p>
          </table:table-cell>
        </table:table-row>
        <table:table-row table:style-name="ro1">
          <table:table-cell table:style-name="odsStyleTableCell-38cb8d6253c994051349d831b0a3a041" office:value-type="string">
            <text:p>PLATA</text:p>
          </table:table-cell>
          <table:table-cell table:style-name="odsStyleTableCell-38cb8d6253c994051349d831b0a3a041" office:value-type="string">
            <text:p>ONZA TROY PLATA</text:p>
          </table:table-cell>
          <table:table-cell table:style-name="odsStyleTableCell-38cb8d6253c994051349d831b0a3a041" office:value-type="string">
            <text:p>USD./O.T.F.</text:p>
          </table:table-cell>
          <table:table-cell table:style-name="odsStyleTableCell-96a0f3a8140879e66d21a44ffdcccfe8" office:value-type="string">
            <text:p>27.292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c51d8e1a8a12b91970eb2730e5cccd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7590cd7423f48a17e3c1ea3c0b9b5cc" office:value-type="string">
            <text:p> </text:p>
          </table:table-cell>
          <table:table-cell table:style-name="odsStyleTableCell-f7590cd7423f48a17e3c1ea3c0b9b5cc" office:value-type="string">
            <text:p>1 MES</text:p>
          </table:table-cell>
          <table:table-cell table:style-name="odsStyleTableCell-f7590cd7423f48a17e3c1ea3c0b9b5cc" office:value-type="string">
            <text:p>3 MESES</text:p>
          </table:table-cell>
          <table:table-cell table:style-name="odsStyleTableCell-f7590cd7423f48a17e3c1ea3c0b9b5cc" office:value-type="string">
            <text:p>6 MESES</text:p>
          </table:table-cell>
        </table:table-row>
        <table:table-row table:style-name="ro1">
          <table:table-cell table:style-name="odsStyleTableCell-8d621c94ba77ccd478e8d768a39135ec" office:value-type="string">
            <text:p>TASA LIBOR(USD)</text:p>
          </table:table-cell>
          <table:table-cell table:style-name="odsStyleTableCell-96a0f3a8140879e66d21a44ffdcccfe8" office:value-type="string">
            <text:p>5.43</text:p>
          </table:table-cell>
          <table:table-cell table:style-name="odsStyleTableCell-96a0f3a8140879e66d21a44ffdcccfe8" office:value-type="string">
            <text:p>5.59</text:p>
          </table:table-cell>
          <table:table-cell table:style-name="odsStyleTableCell-96a0f3a8140879e66d21a44ffdcccfe8" office:value-type="string">
            <text:p>5.7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8cb8d6253c994051349d831b0a3a04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7</meta:creation-date>
    <meta:generator>ods générator</meta:generator>
    <dc:date>2024-10-18T20:18:07</dc:date>
    <meta:editing-duration>PT1S</meta:editing-duration>
    <meta:editing-cycles>1</meta:editing-cycles>
    <meta:document-statistic meta:table-count="1" meta:cell-count="4" meta:object-count="0"/>
  </office:meta>
</office:document-meta>
</file>